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37">
      <style:table-cell-properties fo:border="0.74pt solid #000000"/>
    </style:style>
    <style:style style:name="ce5" style:family="table-cell" style:parent-style-name="Default" style:data-style-name="N63">
      <style:table-cell-properties fo:border="0.74pt solid #000000"/>
    </style:style>
    <style:style style:name="ce1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eggVar_Datasheet" table:style-name="ta1">
        <table:table-column table:style-name="co1" table:default-cell-style-name="ce11"/>
        <table:table-column table:style-name="co1" table:number-columns-repeated="7" table:default-cell-style-name="Default"/>
        <table:table-row table:style-name="ro1">
          <table:table-cell table:style-name="ce9" office:value-type="string" calcext:value-type="string">
            <text:p>uniqueID</text:p>
          </table:table-cell>
          <table:table-cell table:style-name="ce9" office:value-type="string" calcext:value-type="string">
            <text:p>seedingDate</text:p>
          </table:table-cell>
          <table:table-cell table:style-name="ce9" office:value-type="string" calcext:value-type="string">
            <text:p>seedingTime</text:p>
          </table:table-cell>
          <table:table-cell table:style-name="ce9" office:value-type="string" calcext:value-type="string">
            <text:p>censusDate</text:p>
          </table:table-cell>
          <table:table-cell table:style-name="ce9" office:value-type="string" calcext:value-type="string">
            <text:p>censusTime</text:p>
          </table:table-cell>
          <table:table-cell table:style-name="ce9" office:value-type="string" calcext:value-type="string">
            <text:p>numAdults</text:p>
          </table:table-cell>
          <table:table-cell table:style-name="ce9" office:value-type="string" calcext:value-type="string">
            <text:p>initials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style-name="ce10" office:value-type="string" calcext:value-type="string">
            <text:p>A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1H00M00S" calcext:value-type="time">
            <text:p>11:00:00 AM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5H00M00S" calcext:value-type="time">
            <text:p>11:00:00 AM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9H00M00S" calcext:value-type="time">
            <text:p>11:00:00 AM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3H00M00S" calcext:value-type="time">
            <text:p>11:00:00 AM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1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07H00M00S" calcext:value-type="time">
            <text:p>11:00:00 AM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3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3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5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5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8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7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0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03H00M00S" calcext:value-type="time">
            <text:p>11:00:00 AM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1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3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27H00M00S" calcext:value-type="time">
            <text:p>11:00:00 AM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1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5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51H00M00S" calcext:value-type="time">
            <text:p>11:00:00 AM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1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7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75H00M00S" calcext:value-type="time">
            <text:p>11:00:00 AM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1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0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9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1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2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23H00M00S" calcext:value-type="time">
            <text:p>11:00:00 AM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1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5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4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1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7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7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1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9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9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1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2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19H00M00S" calcext:value-type="time">
            <text:p>11:00:00 AM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1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4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4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2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7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67H00M00S" calcext:value-type="time">
            <text:p>11:00:00 AM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2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9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9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2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1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1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2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4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39H00M00S" calcext:value-type="time">
            <text:p>11:00:00 AM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2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6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6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2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9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8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2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1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11H00M00S" calcext:value-type="time">
            <text:p>11:00:00 AM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2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3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35H00M00S" calcext:value-type="time">
            <text:p>11:00:00 AM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2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6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5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2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8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83H00M00S" calcext:value-type="time">
            <text:p>11:00:00 AM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3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1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07H00M00S" calcext:value-type="time">
            <text:p>11:00:00 AM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3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3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3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3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5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5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3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8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7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3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0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03H00M00S" calcext:value-type="time">
            <text:p>11:00:00 AM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3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3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27H00M00S" calcext:value-type="time">
            <text:p>11:00:00 AM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3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5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5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3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7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75H00M00S" calcext:value-type="time">
            <text:p>11:00:00 AM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3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0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99H00M00S" calcext:value-type="time">
            <text:p>11:00:00 AM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3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2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23H00M00S" calcext:value-type="time">
            <text:p>11:00:00 AM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4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5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4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4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7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71H00M00S" calcext:value-type="time">
            <text:p>11:00:00 AM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4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9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9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4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02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019H00M00S" calcext:value-type="time">
            <text:p>11:00:00 AM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4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04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04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4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07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067H00M00S" calcext:value-type="time">
            <text:p>11:00:00 AM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4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09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09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4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11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11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4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14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139H00M00S" calcext:value-type="time">
            <text:p>11:00:00 AM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4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16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16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5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19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187H00M00S" calcext:value-type="time">
            <text:p>11:00:00 AM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5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21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21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5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23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235H00M00S" calcext:value-type="time">
            <text:p>11:00:00 AM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5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26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25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5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28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283H00M00S" calcext:value-type="time">
            <text:p>11:00:00 AM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5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31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30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5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33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33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5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35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35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5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38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379H00M00S" calcext:value-type="time">
            <text:p>11:00:00 AM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5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40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40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6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43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427H00M00S" calcext:value-type="time">
            <text:p>11:00:00 AM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6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45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451H00M00S" calcext:value-type="time">
            <text:p>11:00:00 AM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6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47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475H00M00S" calcext:value-type="time">
            <text:p>11:00:00 AM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6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50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499H00M00S" calcext:value-type="time">
            <text:p>11:00:00 AM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6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52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523H00M00S" calcext:value-type="time">
            <text:p>11:00:00 AM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6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55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547H00M00S" calcext:value-type="time">
            <text:p>11:00:00 AM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6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57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57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6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59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595H00M00S" calcext:value-type="time">
            <text:p>11:00:00 AM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6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62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619H00M00S" calcext:value-type="time">
            <text:p>11:00:00 AM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6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64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643H00M00S" calcext:value-type="time">
            <text:p>11:00:00 AM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7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67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667H00M00S" calcext:value-type="time">
            <text:p>11:00:00 AM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7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69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69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7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71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71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7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74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73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7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76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763H00M00S" calcext:value-type="time">
            <text:p>11:00:00 AM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7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79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78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7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81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811H00M00S" calcext:value-type="time">
            <text:p>11:00:00 AM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7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83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83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7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86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85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7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88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883H00M00S" calcext:value-type="time">
            <text:p>11:00:00 AM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8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91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90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8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93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931H00M00S" calcext:value-type="time">
            <text:p>11:00:00 AM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8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95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955H00M00S" calcext:value-type="time">
            <text:p>11:00:00 AM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8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198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1979H00M00S" calcext:value-type="time">
            <text:p>11:00:00 AM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8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00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003H00M00S" calcext:value-type="time">
            <text:p>11:00:00 AM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8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03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02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8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05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051H00M00S" calcext:value-type="time">
            <text:p>11:00:00 AM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8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07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07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8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10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09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8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12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12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9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15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147H00M00S" calcext:value-type="time">
            <text:p>11:00:00 AM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9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17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17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9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19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19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9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22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219H00M00S" calcext:value-type="time">
            <text:p>11:00:00 AM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9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24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243H00M00S" calcext:value-type="time">
            <text:p>11:00:00 AM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9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27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26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9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29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29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9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31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315H00M00S" calcext:value-type="time">
            <text:p>11:00:00 AM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9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34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33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9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36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36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A10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39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387H00M00S" calcext:value-type="time">
            <text:p>11:00:00 AM</text:p>
          </table:table-cell>
          <table:table-cell table:style-name="ce12" office:value-type="float" office:value="26" calcext:value-type="float">
            <text:p>26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41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41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43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43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46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459H00M00S" calcext:value-type="time">
            <text:p>11:00:00 AM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48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483H00M00S" calcext:value-type="time">
            <text:p>11:00:00 AM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51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507H00M00S" calcext:value-type="time">
            <text:p>11:00:00 AM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53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531H00M00S" calcext:value-type="time">
            <text:p>11:00:00 AM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55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55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58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579H00M00S" calcext:value-type="time">
            <text:p>11:00:00 AM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60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603H00M00S" calcext:value-type="time">
            <text:p>11:00:00 AM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1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63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62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1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65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65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1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67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675H00M00S" calcext:value-type="time">
            <text:p>11:00:00 AM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1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70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69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1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72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723H00M00S" calcext:value-type="time">
            <text:p>11:00:00 AM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1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75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747H00M00S" calcext:value-type="time">
            <text:p>11:00:00 AM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1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77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77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1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79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79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1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82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819H00M00S" calcext:value-type="time">
            <text:p>11:00:00 AM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1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84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843H00M00S" calcext:value-type="time">
            <text:p>11:00:00 AM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2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87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86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2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89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891H00M00S" calcext:value-type="time">
            <text:p>11:00:00 AM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2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91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91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2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94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93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2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96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963H00M00S" calcext:value-type="time">
            <text:p>11:00:00 AM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2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299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2987H00M00S" calcext:value-type="time">
            <text:p>11:00:00 AM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2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01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011H00M00S" calcext:value-type="time">
            <text:p>11:00:00 AM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2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03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035H00M00S" calcext:value-type="time">
            <text:p>11:00:00 AM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2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06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05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2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08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08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3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11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10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3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13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13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3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15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15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3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18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17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3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20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203H00M00S" calcext:value-type="time">
            <text:p>11:00:00 AM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3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23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227H00M00S" calcext:value-type="time">
            <text:p>11:00:00 AM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3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25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25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3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27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275H00M00S" calcext:value-type="time">
            <text:p>11:00:00 AM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3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30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299H00M00S" calcext:value-type="time">
            <text:p>11:00:00 AM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3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32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32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4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35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34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4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37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37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4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39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39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4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42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41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4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44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44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4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47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467H00M00S" calcext:value-type="time">
            <text:p>11:00:00 AM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4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49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491H00M00S" calcext:value-type="time">
            <text:p>11:00:00 AM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4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51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515H00M00S" calcext:value-type="time">
            <text:p>11:00:00 AM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4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54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53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4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56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563H00M00S" calcext:value-type="time">
            <text:p>11:00:00 AM</text:p>
          </table:table-cell>
          <table:table-cell table:style-name="ce12" office:value-type="float" office:value="77" calcext:value-type="float">
            <text:p>77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5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59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587H00M00S" calcext:value-type="time">
            <text:p>11:00:00 AM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5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61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61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5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63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63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5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66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65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5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68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683H00M00S" calcext:value-type="time">
            <text:p>11:00:00 AM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5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71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70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5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73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731H00M00S" calcext:value-type="time">
            <text:p>11:00:00 AM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5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75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755H00M00S" calcext:value-type="time">
            <text:p>11:00:00 AM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5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78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77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5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80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803H00M00S" calcext:value-type="time">
            <text:p>11:00:00 AM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6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83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82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6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85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85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6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87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875H00M00S" calcext:value-type="time">
            <text:p>11:00:00 AM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6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90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89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6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92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923H00M00S" calcext:value-type="time">
            <text:p>11:00:00 AM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6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95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94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6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97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971H00M00S" calcext:value-type="time">
            <text:p>11:00:00 AM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6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399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3995H00M00S" calcext:value-type="time">
            <text:p>11:00:00 AM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6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02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019H00M00S" calcext:value-type="time">
            <text:p>11:00:00 AM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6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04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04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7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07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06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7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09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09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7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11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11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7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14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13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7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16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163H00M00S" calcext:value-type="time">
            <text:p>11:00:00 AM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7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19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18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7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21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211H00M00S" calcext:value-type="time">
            <text:p>11:00:00 AM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7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23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23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7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26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259H00M00S" calcext:value-type="time">
            <text:p>11:00:00 AM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7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28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28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8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31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307H00M00S" calcext:value-type="time">
            <text:p>11:00:00 AM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8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33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33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8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35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355H00M00S" calcext:value-type="time">
            <text:p>11:00:00 AM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8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38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37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8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40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403H00M00S" calcext:value-type="time">
            <text:p>11:00:00 AM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8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43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427H00M00S" calcext:value-type="time">
            <text:p>11:00:00 AM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8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45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451H00M00S" calcext:value-type="time">
            <text:p>11:00:00 AM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8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47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47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8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50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49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8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52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52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9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55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54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9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57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57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9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59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59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9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62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619H00M00S" calcext:value-type="time">
            <text:p>11:00:00 AM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9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64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643H00M00S" calcext:value-type="time">
            <text:p>11:00:00 AM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9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67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667H00M00S" calcext:value-type="time">
            <text:p>11:00:00 AM</text:p>
          </table:table-cell>
          <table:table-cell table:style-name="ce12" office:value-type="float" office:value="166" calcext:value-type="float">
            <text:p>166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9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69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69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9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71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715H00M00S" calcext:value-type="time">
            <text:p>11:00:00 AM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9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74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73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9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76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763H00M00S" calcext:value-type="time">
            <text:p>11:00:00 AM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B10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79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787H00M00S" calcext:value-type="time">
            <text:p>11:00:00 AM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81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81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83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83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86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85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88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88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91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90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93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93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95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95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498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497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00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003H00M00S" calcext:value-type="time">
            <text:p>11:00:00 AM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1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03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027H00M00S" calcext:value-type="time">
            <text:p>11:00:00 AM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1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05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051H00M00S" calcext:value-type="time">
            <text:p>11:00:00 AM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1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07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07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1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10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099H00M00S" calcext:value-type="time">
            <text:p>11:00:00 AM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1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12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123H00M00S" calcext:value-type="time">
            <text:p>11:00:00 AM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1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15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14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1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17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171H00M00S" calcext:value-type="time">
            <text:p>11:00:00 AM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1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19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195H00M00S" calcext:value-type="time">
            <text:p>11:00:00 AM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1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22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21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1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24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243H00M00S" calcext:value-type="time">
            <text:p>11:00:00 AM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2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27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26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2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29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29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2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31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31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2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34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339H00M00S" calcext:value-type="time">
            <text:p>11:00:00 AM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2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36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363H00M00S" calcext:value-type="time">
            <text:p>11:00:00 AM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2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39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38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2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41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411H00M00S" calcext:value-type="time">
            <text:p>11:00:00 AM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2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43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435H00M00S" calcext:value-type="time">
            <text:p>11:00:00 AM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2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46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45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2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48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48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3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51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507H00M00S" calcext:value-type="time">
            <text:p>11:00:00 AM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3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53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531H00M00S" calcext:value-type="time">
            <text:p>11:00:00 AM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3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55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55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3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58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579H00M00S" calcext:value-type="time">
            <text:p>11:00:00 AM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3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60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603H00M00S" calcext:value-type="time">
            <text:p>11:00:00 AM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3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63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62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3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65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651H00M00S" calcext:value-type="time">
            <text:p>11:00:00 AM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3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67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675H00M00S" calcext:value-type="time">
            <text:p>11:00:00 AM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3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70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699H00M00S" calcext:value-type="time">
            <text:p>11:00:00 AM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3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72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723H00M00S" calcext:value-type="time">
            <text:p>11:00:00 AM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4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75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74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4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77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77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4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79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795H00M00S" calcext:value-type="time">
            <text:p>11:00:00 AM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4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82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81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4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84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843H00M00S" calcext:value-type="time">
            <text:p>11:00:00 AM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4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87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867H00M00S" calcext:value-type="time">
            <text:p>11:00:00 AM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4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89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891H00M00S" calcext:value-type="time">
            <text:p>11:00:00 AM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4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91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915H00M00S" calcext:value-type="time">
            <text:p>11:00:00 AM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4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94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93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4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96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963H00M00S" calcext:value-type="time">
            <text:p>11:00:00 AM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5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599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5987H00M00S" calcext:value-type="time">
            <text:p>11:00:00 AM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5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01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01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5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03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035H00M00S" calcext:value-type="time">
            <text:p>11:00:00 AM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5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06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05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5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08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083H00M00S" calcext:value-type="time">
            <text:p>11:00:00 AM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5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11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10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P/NC</text:p>
          </table:table-cell>
          <table:table-cell table:style-name="ce12"/>
        </table:table-row>
        <table:table-row table:style-name="ro1">
          <table:table-cell table:style-name="ce10" office:value-type="string" calcext:value-type="string">
            <text:p>C5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13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131H00M00S" calcext:value-type="time">
            <text:p>11:00:00 AM</text:p>
          </table:table-cell>
          <table:table-cell table:style-name="ce12" table:number-columns-repeated="3"/>
        </table:table-row>
        <table:table-row table:style-name="ro1">
          <table:table-cell table:style-name="ce10" office:value-type="string" calcext:value-type="string">
            <text:p>C5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15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155H00M00S" calcext:value-type="time">
            <text:p>11:00:00 AM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5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18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179H00M00S" calcext:value-type="time">
            <text:p>11:00:00 AM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5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20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20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6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23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22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6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25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251H00M00S" calcext:value-type="time">
            <text:p>11:00:00 AM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6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27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275H00M00S" calcext:value-type="time">
            <text:p>11:00:00 AM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6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30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29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6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32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323H00M00S" calcext:value-type="time">
            <text:p>11:00:00 AM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6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35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34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6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37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37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6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39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39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6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42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41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6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44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44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7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47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46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7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49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491H00M00S" calcext:value-type="time">
            <text:p>11:00:00 AM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7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51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51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7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54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53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7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56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563H00M00S" calcext:value-type="time">
            <text:p>11:00:00 AM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7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59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587H00M00S" calcext:value-type="time">
            <text:p>11:00:00 AM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7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61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61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7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63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635H00M00S" calcext:value-type="time">
            <text:p>11:00:00 AM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7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66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65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7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68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68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8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71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70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8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73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731H00M00S" calcext:value-type="time">
            <text:p>11:00:00 AM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8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75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755H00M00S" calcext:value-type="time">
            <text:p>11:00:00 AM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8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78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779H00M00S" calcext:value-type="time">
            <text:p>11:00:00 AM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8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80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803H00M00S" calcext:value-type="time">
            <text:p>11:00:00 AM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8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83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827H00M00S" calcext:value-type="time">
            <text:p>11:00:00 AM</text:p>
          </table:table-cell>
          <table:table-cell table:style-name="ce12" table:number-columns-repeated="3"/>
        </table:table-row>
        <table:table-row table:style-name="ro1">
          <table:table-cell table:style-name="ce10" office:value-type="string" calcext:value-type="string">
            <text:p>C8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85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85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8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87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875H00M00S" calcext:value-type="time">
            <text:p>11:00:00 AM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8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90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899H00M00S" calcext:value-type="time">
            <text:p>11:00:00 AM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8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92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923H00M00S" calcext:value-type="time">
            <text:p>11:00:00 AM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9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95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94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9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97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971H00M00S" calcext:value-type="time">
            <text:p>11:00:00 AM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9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699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6995H00M00S" calcext:value-type="time">
            <text:p>11:00:00 AM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9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02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019H00M00S" calcext:value-type="time">
            <text:p>11:00:00 AM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9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04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043H00M00S" calcext:value-type="time">
            <text:p>11:00:00 AM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9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07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067H00M00S" calcext:value-type="time">
            <text:p>11:00:00 AM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9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09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091H00M00S" calcext:value-type="time">
            <text:p>11:00:00 AM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9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11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115H00M00S" calcext:value-type="time">
            <text:p>11:00:00 AM</text:p>
          </table:table-cell>
          <table:table-cell table:style-name="ce12" office:value-type="float" office:value="6" calcext:value-type="float">
            <text:p>6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9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14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13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9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16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163H00M00S" calcext:value-type="time">
            <text:p>11:00:00 AM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C10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19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18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21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211H00M00S" calcext:value-type="time">
            <text:p>11:00:00 AM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23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23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26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259H00M00S" calcext:value-type="time">
            <text:p>11:00:00 AM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28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283H00M00S" calcext:value-type="time">
            <text:p>11:00:00 AM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31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307H00M00S" calcext:value-type="time">
            <text:p>11:00:00 AM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33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331H00M00S" calcext:value-type="time">
            <text:p>11:00:00 AM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35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355H00M00S" calcext:value-type="time">
            <text:p>11:00:00 AM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38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379H00M00S" calcext:value-type="time">
            <text:p>11:00:00 AM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40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403H00M00S" calcext:value-type="time">
            <text:p>11:00:00 AM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1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43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427H00M00S" calcext:value-type="time">
            <text:p>11:00:00 AM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1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45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45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1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47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47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1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50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49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1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52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523H00M00S" calcext:value-type="time">
            <text:p>11:00:00 AM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1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55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547H00M00S" calcext:value-type="time">
            <text:p>11:00:00 AM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1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57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571H00M00S" calcext:value-type="time">
            <text:p>11:00:00 AM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1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59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59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1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62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61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1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64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643H00M00S" calcext:value-type="time">
            <text:p>11:00:00 AM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2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67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667H00M00S" calcext:value-type="time">
            <text:p>11:00:00 AM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2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69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691H00M00S" calcext:value-type="time">
            <text:p>11:00:00 AM</text:p>
          </table:table-cell>
          <table:table-cell table:style-name="ce12" table:number-columns-repeated="3"/>
        </table:table-row>
        <table:table-row table:style-name="ro1">
          <table:table-cell table:style-name="ce10" office:value-type="string" calcext:value-type="string">
            <text:p>D2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71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715H00M00S" calcext:value-type="time">
            <text:p>11:00:00 AM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2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74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73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2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76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763H00M00S" calcext:value-type="time">
            <text:p>11:00:00 AM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2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79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78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2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81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81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2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83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835H00M00S" calcext:value-type="time">
            <text:p>11:00:00 AM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2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86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859H00M00S" calcext:value-type="time">
            <text:p>11:00:00 AM</text:p>
          </table:table-cell>
          <table:table-cell table:style-name="ce12" office:value-type="float" office:value="19" calcext:value-type="float">
            <text:p>19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2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88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88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3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91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90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3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93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93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3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95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955H00M00S" calcext:value-type="time">
            <text:p>11:00:00 AM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3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798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797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3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00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00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3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03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02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3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05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05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3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07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075H00M00S" calcext:value-type="time">
            <text:p>11:00:00 AM</text:p>
          </table:table-cell>
          <table:table-cell table:style-name="ce12" office:value-type="float" office:value="17" calcext:value-type="float">
            <text:p>17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3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10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099H00M00S" calcext:value-type="time">
            <text:p>11:00:00 AM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3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12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123H00M00S" calcext:value-type="time">
            <text:p>11:00:00 AM</text:p>
          </table:table-cell>
          <table:table-cell table:style-name="ce12" office:value-type="float" office:value="138" calcext:value-type="float">
            <text:p>138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4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15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147H00M00S" calcext:value-type="time">
            <text:p>11:00:00 AM</text:p>
          </table:table-cell>
          <table:table-cell table:style-name="ce12" office:value-type="float" office:value="22" calcext:value-type="float">
            <text:p>22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4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17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171H00M00S" calcext:value-type="time">
            <text:p>11:00:00 AM</text:p>
          </table:table-cell>
          <table:table-cell table:style-name="ce12" office:value-type="float" office:value="13" calcext:value-type="float">
            <text:p>13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4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19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195H00M00S" calcext:value-type="time">
            <text:p>11:00:00 AM</text:p>
          </table:table-cell>
          <table:table-cell table:style-name="ce12" office:value-type="float" office:value="22" calcext:value-type="float">
            <text:p>22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4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22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219H00M00S" calcext:value-type="time">
            <text:p>11:00:00 AM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4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24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24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4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27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267H00M00S" calcext:value-type="time">
            <text:p>11:00:00 AM</text:p>
          </table:table-cell>
          <table:table-cell table:style-name="ce12" table:number-columns-repeated="3"/>
        </table:table-row>
        <table:table-row table:style-name="ro1">
          <table:table-cell table:style-name="ce10" office:value-type="string" calcext:value-type="string">
            <text:p>D4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29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291H00M00S" calcext:value-type="time">
            <text:p>11:00:00 AM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4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31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315H00M00S" calcext:value-type="time">
            <text:p>11:00:00 AM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4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34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33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4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36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36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5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39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38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5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41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41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5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43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435H00M00S" calcext:value-type="time">
            <text:p>11:00:00 AM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5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46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45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5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48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483H00M00S" calcext:value-type="time">
            <text:p>11:00:00 AM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5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51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507H00M00S" calcext:value-type="time">
            <text:p>11:00:00 AM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5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53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53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5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55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55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5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58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57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5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60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60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6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63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627H00M00S" calcext:value-type="time">
            <text:p>11:00:00 AM</text:p>
          </table:table-cell>
          <table:table-cell table:style-name="ce12" office:value-type="float" office:value="10" calcext:value-type="float">
            <text:p>1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6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65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65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6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67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67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6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70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699H00M00S" calcext:value-type="time">
            <text:p>11:00:00 AM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6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72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723H00M00S" calcext:value-type="time">
            <text:p>11:00:00 AM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6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75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74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6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77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771H00M00S" calcext:value-type="time">
            <text:p>11:00:00 AM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6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79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79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6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82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819H00M00S" calcext:value-type="time">
            <text:p>11:00:00 AM</text:p>
          </table:table-cell>
          <table:table-cell table:style-name="ce12" table:number-columns-repeated="3"/>
        </table:table-row>
        <table:table-row table:style-name="ro1">
          <table:table-cell table:style-name="ce10" office:value-type="string" calcext:value-type="string">
            <text:p>D6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84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84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7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87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867H00M00S" calcext:value-type="time">
            <text:p>11:00:00 AM</text:p>
          </table:table-cell>
          <table:table-cell table:style-name="ce12" table:number-columns-repeated="3"/>
        </table:table-row>
        <table:table-row table:style-name="ro1">
          <table:table-cell table:style-name="ce10" office:value-type="string" calcext:value-type="string">
            <text:p>D7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89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891H00M00S" calcext:value-type="time">
            <text:p>11:00:00 AM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7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91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915H00M00S" calcext:value-type="time">
            <text:p>11:00:00 AM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7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94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93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7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96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963H00M00S" calcext:value-type="time">
            <text:p>11:00:00 AM</text:p>
          </table:table-cell>
          <table:table-cell table:style-name="ce12" office:value-type="float" office:value="34" calcext:value-type="float">
            <text:p>34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7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899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8987H00M00S" calcext:value-type="time">
            <text:p>11:00:00 AM</text:p>
          </table:table-cell>
          <table:table-cell table:style-name="ce12" office:value-type="float" office:value="20" calcext:value-type="float">
            <text:p>2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7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01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011H00M00S" calcext:value-type="time">
            <text:p>11:00:00 AM</text:p>
          </table:table-cell>
          <table:table-cell table:style-name="ce12" office:value-type="float" office:value="21" calcext:value-type="float">
            <text:p>21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7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03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035H00M00S" calcext:value-type="time">
            <text:p>11:00:00 AM</text:p>
          </table:table-cell>
          <table:table-cell table:style-name="ce12" table:number-columns-repeated="3"/>
        </table:table-row>
        <table:table-row table:style-name="ro1">
          <table:table-cell table:style-name="ce10" office:value-type="string" calcext:value-type="string">
            <text:p>D7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06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05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7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08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08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8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11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107H00M00S" calcext:value-type="time">
            <text:p>11:00:00 AM</text:p>
          </table:table-cell>
          <table:table-cell table:style-name="ce12" table:number-columns-repeated="3"/>
        </table:table-row>
        <table:table-row table:style-name="ro1">
          <table:table-cell table:style-name="ce10" office:value-type="string" calcext:value-type="string">
            <text:p>D8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13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13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8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15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155H00M00S" calcext:value-type="time">
            <text:p>11:00:00 AM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8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18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179H00M00S" calcext:value-type="time">
            <text:p>11:00:00 AM</text:p>
          </table:table-cell>
          <table:table-cell table:style-name="ce12" office:value-type="float" office:value="8" calcext:value-type="float">
            <text:p>8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8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20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20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8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23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227H00M00S" calcext:value-type="time">
            <text:p>11:00:00 AM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8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25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25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8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27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275H00M00S" calcext:value-type="time">
            <text:p>11:00:00 AM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8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30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299H00M00S" calcext:value-type="time">
            <text:p>11:00:00 AM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8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32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323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9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35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347H00M00S" calcext:value-type="time">
            <text:p>11:00:00 AM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91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37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37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92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39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395H00M00S" calcext:value-type="time">
            <text:p>11:00:00 AM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93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42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41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94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44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443H00M00S" calcext:value-type="time">
            <text:p>11:00:00 AM</text:p>
          </table:table-cell>
          <table:table-cell table:style-name="ce12" office:value-type="float" office:value="18" calcext:value-type="float">
            <text:p>18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95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47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46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96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495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491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97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519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515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98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543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539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99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567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563H00M00S" calcext:value-type="time">
            <text:p>11:00:00 AM</text:p>
          </table:table-cell>
          <table:table-cell table:style-name="ce12" office:value-type="float" office:value="11" calcext:value-type="float">
            <text:p>11</text:p>
          </table:table-cell>
          <table:table-cell table:style-name="ce12" table:number-columns-repeated="2"/>
        </table:table-row>
        <table:table-row table:style-name="ro1">
          <table:table-cell table:style-name="ce10" office:value-type="string" calcext:value-type="string">
            <text:p>D100</text:p>
          </table:table-cell>
          <table:table-cell table:style-name="ce4" office:value-type="date" office:date-value="2025-10-14" calcext:value-type="date">
            <text:p>10/14/25</text:p>
          </table:table-cell>
          <table:table-cell table:style-name="ce5" office:value-type="time" office:time-value="PT9591H30M00S" calcext:value-type="time">
            <text:p>03:30:00 PM</text:p>
          </table:table-cell>
          <table:table-cell table:style-name="ce4" office:value-type="date" office:date-value="2025-11-19" calcext:value-type="date">
            <text:p>11/19/25</text:p>
          </table:table-cell>
          <table:table-cell table:style-name="ce5" office:value-type="time" office:time-value="PT9587H00M00S" calcext:value-type="time">
            <text:p>11:00:00 AM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2"/>
        </table:table-row>
        <table:table-row table:style-name="ro1" table:number-rows-repeated="104817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 style:data-style-name="N2" text:time-value="15:26:36.6753661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4T15:26:36.826558488</meta:creation-date>
    <meta:editing-duration>PT16M41S</meta:editing-duration>
    <meta:editing-cycles>11</meta:editing-cycles>
    <meta:generator>LibreOffice/24.2.7.2$Linux_X86_64 LibreOffice_project/420$Build-2</meta:generator>
    <dc:date>2025-11-24T15:43:14.416544570</dc:date>
    <meta:document-statistic meta:table-count="1" meta:cell-count="2655" meta:object-count="0"/>
  </office:meta>
</office:document-meta>
</file>